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57.34pt"/>
    </style:style>
    <style:style style:name="co7" style:family="table-column">
      <style:table-column-properties fo:break-before="auto" style:column-width="51.1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89.74pt"/>
    </style:style>
    <style:style style:name="co12" style:family="table-column">
      <style:table-column-properties fo:break-before="auto" style:column-width="24.15pt"/>
    </style:style>
    <style:style style:name="co13" style:family="table-column">
      <style:table-column-properties fo:break-before="auto" style:column-width="24.89pt"/>
    </style:style>
    <style:style style:name="co14" style:family="table-column">
      <style:table-column-properties fo:break-before="auto" style:column-width="30.36pt"/>
    </style:style>
    <style:style style:name="co15" style:family="table-column">
      <style:table-column-properties fo:break-before="auto" style:column-width="98.25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fff00"/>
    </style:style>
    <style:style style:name="ce3" style:family="table-cell" style:parent-style-name="Default">
      <style:table-cell-properties fo:background-color="#ffe4e1"/>
    </style:style>
  </office:automatic-styles>
  <office:body>
    <office:spreadsheet>
      <table:calculation-settings table:automatic-find-labels="false" table:use-regular-expressions="false" table:use-wildcards="true"/>
      <table:table table:name="20190918180550_rq3e1_eclipse_predict_long_lived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_term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balancing</text:p>
          </table:table-cell>
          <table:table-cell office:value-type="string" calcext:value-type="string">
            <text:p>resampling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rain_size</text:p>
          </table:table-cell>
          <table:table-cell office:value-type="string" calcext:value-type="string">
            <text:p>train_size_class_0</text:p>
          </table:table-cell>
          <table:table-cell office:value-type="string" calcext:value-type="string">
            <text:p>train_size_class_1</text:p>
          </table:table-cell>
          <table:table-cell office:value-type="string" calcext:value-type="string">
            <text:p>test_size</text:p>
          </table:table-cell>
          <table:table-cell office:value-type="string" calcext:value-type="string">
            <text:p>test_size_class_0</text:p>
          </table:table-cell>
          <table:table-cell office:value-type="string" calcext:value-type="string">
            <text:p>test_size_class_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balanced_acc</text:p>
          </table:table-cell>
          <table:table-cell office:value-type="string" calcext:value-type="string">
            <text:p>balanced_acc_manua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measure</text:p>
          </table:table-cell>
        </table:table-row>
        <table:table-row table:style-name="ro1"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long_description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smote</text:p>
          </table:table-cell>
          <table:table-cell table:style-name="ce2" office:value-type="string" calcext:value-type="string">
            <text:p>repeatedcv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12847" calcext:value-type="float">
            <text:p>12847</text:p>
          </table:table-cell>
          <table:table-cell table:style-name="ce2" office:value-type="float" office:value="6665" calcext:value-type="float">
            <text:p>6665</text:p>
          </table:table-cell>
          <table:table-cell table:style-name="ce2" office:value-type="float" office:value="6182" calcext:value-type="float">
            <text:p>6182</text:p>
          </table:table-cell>
          <table:table-cell table:style-name="ce2" office:value-type="float" office:value="2408" calcext:value-type="float">
            <text:p>2408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1565" calcext:value-type="float">
            <text:p>1565</text:p>
          </table:table-cell>
          <table:table-cell table:style-name="ce2" office:value-type="float" office:value="0.379679144385027" calcext:value-type="float">
            <text:p>0.379679144385027</text:p>
          </table:table-cell>
          <table:table-cell table:style-name="ce2" office:value-type="float" office:value="0.704637550652859" calcext:value-type="float">
            <text:p>0.704637550652859</text:p>
          </table:table-cell>
          <table:table-cell table:number-columns-repeated="2" table:style-name="ce2" office:value-type="float" office:value="0.542158347518943" calcext:value-type="float">
            <text:p>0.542158347518943</text:p>
          </table:table-cell>
          <table:table-cell table:style-name="ce2" office:value-type="float" office:value="0.097661623108666" calcext:value-type="float">
            <text:p>0.097661623108666</text:p>
          </table:table-cell>
          <table:table-cell table:style-name="ce2" office:value-type="float" office:value="0.379679144385027" calcext:value-type="float">
            <text:p>0.379679144385027</text:p>
          </table:table-cell>
          <table:table-cell table:style-name="ce2" office:value-type="float" office:value="0.155361050328228" calcext:value-type="float">
            <text:p>0.155361050328228</text:p>
          </table:table-cell>
        </table:table-row>
        <table:table-row table:style-name="ro1"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long_description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smote</text:p>
          </table:table-cell>
          <table:table-cell table:style-name="ce2" office:value-type="string" calcext:value-type="string">
            <text:p>repeatedcv</text:p>
          </table:table-cell>
          <table:table-cell table:style-name="ce2" office:value-type="string" calcext:value-type="string">
            <text:p>Kappa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12847" calcext:value-type="float">
            <text:p>12847</text:p>
          </table:table-cell>
          <table:table-cell table:style-name="ce2" office:value-type="float" office:value="6665" calcext:value-type="float">
            <text:p>6665</text:p>
          </table:table-cell>
          <table:table-cell table:style-name="ce2" office:value-type="float" office:value="6182" calcext:value-type="float">
            <text:p>6182</text:p>
          </table:table-cell>
          <table:table-cell table:style-name="ce2" office:value-type="float" office:value="2408" calcext:value-type="float">
            <text:p>2408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1565" calcext:value-type="float">
            <text:p>1565</text:p>
          </table:table-cell>
          <table:table-cell table:style-name="ce2" office:value-type="float" office:value="0.379679144385027" calcext:value-type="float">
            <text:p>0.379679144385027</text:p>
          </table:table-cell>
          <table:table-cell table:style-name="ce2" office:value-type="float" office:value="0.704637550652859" calcext:value-type="float">
            <text:p>0.704637550652859</text:p>
          </table:table-cell>
          <table:table-cell table:number-columns-repeated="2" table:style-name="ce2" office:value-type="float" office:value="0.542158347518943" calcext:value-type="float">
            <text:p>0.542158347518943</text:p>
          </table:table-cell>
          <table:table-cell table:style-name="ce2" office:value-type="float" office:value="0.097661623108666" calcext:value-type="float">
            <text:p>0.097661623108666</text:p>
          </table:table-cell>
          <table:table-cell table:style-name="ce2" office:value-type="float" office:value="0.379679144385027" calcext:value-type="float">
            <text:p>0.379679144385027</text:p>
          </table:table-cell>
          <table:table-cell table:style-name="ce2" office:value-type="float" office:value="0.155361050328228" calcext:value-type="float">
            <text:p>0.155361050328228</text:p>
          </table:table-cell>
        </table:table-row>
        <table:table-row table:style-name="ro1">
          <table:table-cell table:style-name="ce3" office:value-type="string" calcext:value-type="string">
            <text:p>eclipse</text:p>
          </table:table-cell>
          <table:table-cell table:style-name="ce3" office:value-type="string" calcext:value-type="string">
            <text:p>short_description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unbalanced</text:p>
          </table:table-cell>
          <table:table-cell table:style-name="ce3" office:value-type="string" calcext:value-type="string">
            <text:p>repeatedcv</text:p>
          </table:table-cell>
          <table:table-cell table:style-name="ce3" office:value-type="string" calcext:value-type="string">
            <text:p>Kappa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6335" calcext:value-type="float">
            <text:p>6335</text:p>
          </table:table-cell>
          <table:table-cell table:style-name="ce3" office:value-type="float" office:value="5846" calcext:value-type="float">
            <text:p>5846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110" calcext:value-type="float">
            <text:p>2110</text:p>
          </table:table-cell>
          <table:table-cell table:style-name="ce3" office:value-type="float" office:value="1948" calcext:value-type="float">
            <text:p>194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68" calcext:value-type="float">
            <text:p>1068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0.62962962962963" calcext:value-type="float">
            <text:p>0.62962962962963</text:p>
          </table:table-cell>
          <table:table-cell table:style-name="ce3" office:value-type="float" office:value="0.451745379876797" calcext:value-type="float">
            <text:p>0.451745379876797</text:p>
          </table:table-cell>
          <table:table-cell table:number-columns-repeated="2" table:style-name="ce3" office:value-type="float" office:value="0.540687504753213" calcext:value-type="float">
            <text:p>0.540687504753213</text:p>
          </table:table-cell>
          <table:table-cell table:style-name="ce3" office:value-type="float" office:value="0.087179487179487" calcext:value-type="float">
            <text:p>0.087179487179487</text:p>
          </table:table-cell>
          <table:table-cell table:style-name="ce3" office:value-type="float" office:value="0.62962962962963" calcext:value-type="float">
            <text:p>0.62962962962963</text:p>
          </table:table-cell>
          <table:table-cell table:style-name="ce3" office:value-type="float" office:value="0.153153153153153" calcext:value-type="float">
            <text:p>0.153153153153153</text:p>
          </table:table-cell>
        </table:table-row>
        <table:table-row table:style-name="ro1"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short_description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b</text:p>
          </table:table-cell>
          <table:table-cell table:style-name="ce2" office:value-type="string" calcext:value-type="string">
            <text:p>unbalanced</text:p>
          </table:table-cell>
          <table:table-cell table:style-name="ce2" office:value-type="string" calcext:value-type="string">
            <text:p>repeatedcv</text:p>
          </table:table-cell>
          <table:table-cell table:style-name="ce2" office:value-type="string" calcext:value-type="string">
            <text:p>ROC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6335" calcext:value-type="float">
            <text:p>6335</text:p>
          </table:table-cell>
          <table:table-cell table:style-name="ce2" office:value-type="float" office:value="5846" calcext:value-type="float">
            <text:p>5846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0.62962962962963" calcext:value-type="float">
            <text:p>0.62962962962963</text:p>
          </table:table-cell>
          <table:table-cell table:style-name="ce2" office:value-type="float" office:value="0.451745379876797" calcext:value-type="float">
            <text:p>0.451745379876797</text:p>
          </table:table-cell>
          <table:table-cell table:number-columns-repeated="2" table:style-name="ce2" office:value-type="float" office:value="0.540687504753213" calcext:value-type="float">
            <text:p>0.540687504753213</text:p>
          </table:table-cell>
          <table:table-cell table:style-name="ce2" office:value-type="float" office:value="0.087179487179487" calcext:value-type="float">
            <text:p>0.087179487179487</text:p>
          </table:table-cell>
          <table:table-cell table:style-name="ce2" office:value-type="float" office:value="0.62962962962963" calcext:value-type="float">
            <text:p>0.62962962962963</text:p>
          </table:table-cell>
          <table:table-cell table:style-name="ce2" office:value-type="float" office:value="0.153153153153153" calcext:value-type="float">
            <text:p>0.153153153153153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12847" calcext:value-type="float">
            <text:p>12847</text:p>
          </table:table-cell>
          <table:table-cell office:value-type="float" office:value="6665" calcext:value-type="float">
            <text:p>6665</text:p>
          </table:table-cell>
          <table:table-cell office:value-type="float" office:value="6182" calcext:value-type="float">
            <text:p>618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office:value-type="float" office:value="102" calcext:value-type="float">
            <text:p>102</text:p>
          </table:table-cell>
          <table:table-cell office:value-type="float" office:value="2119" calcext:value-type="float">
            <text:p>2119</text:p>
          </table:table-cell>
          <table:table-cell office:value-type="float" office:value="0.106951871657754" calcext:value-type="float">
            <text:p>0.106951871657754</text:p>
          </table:table-cell>
          <table:table-cell office:value-type="float" office:value="0.954074741107609" calcext:value-type="float">
            <text:p>0.954074741107609</text:p>
          </table:table-cell>
          <table:table-cell table:number-columns-repeated="2" office:value-type="float" office:value="0.530513306382682" calcext:value-type="float">
            <text:p>0.530513306382682</text:p>
          </table:table-cell>
          <table:table-cell office:value-type="float" office:value="0.163934426229508" calcext:value-type="float">
            <text:p>0.163934426229508</text:p>
          </table:table-cell>
          <table:table-cell office:value-type="float" office:value="0.106951871657754" calcext:value-type="float">
            <text:p>0.106951871657754</text:p>
          </table:table-cell>
          <table:table-cell office:value-type="float" office:value="0.129449838187702" calcext:value-type="float">
            <text:p>0.129449838187702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12847" calcext:value-type="float">
            <text:p>12847</text:p>
          </table:table-cell>
          <table:table-cell office:value-type="float" office:value="6665" calcext:value-type="float">
            <text:p>6665</text:p>
          </table:table-cell>
          <table:table-cell office:value-type="float" office:value="6182" calcext:value-type="float">
            <text:p>618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office:value-type="float" office:value="102" calcext:value-type="float">
            <text:p>102</text:p>
          </table:table-cell>
          <table:table-cell office:value-type="float" office:value="2119" calcext:value-type="float">
            <text:p>2119</text:p>
          </table:table-cell>
          <table:table-cell office:value-type="float" office:value="0.106951871657754" calcext:value-type="float">
            <text:p>0.106951871657754</text:p>
          </table:table-cell>
          <table:table-cell office:value-type="float" office:value="0.954074741107609" calcext:value-type="float">
            <text:p>0.954074741107609</text:p>
          </table:table-cell>
          <table:table-cell table:number-columns-repeated="2" office:value-type="float" office:value="0.530513306382682" calcext:value-type="float">
            <text:p>0.530513306382682</text:p>
          </table:table-cell>
          <table:table-cell office:value-type="float" office:value="0.163934426229508" calcext:value-type="float">
            <text:p>0.163934426229508</text:p>
          </table:table-cell>
          <table:table-cell office:value-type="float" office:value="0.106951871657754" calcext:value-type="float">
            <text:p>0.106951871657754</text:p>
          </table:table-cell>
          <table:table-cell office:value-type="float" office:value="0.129449838187702" calcext:value-type="float">
            <text:p>0.129449838187702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12847" calcext:value-type="float">
            <text:p>12847</text:p>
          </table:table-cell>
          <table:table-cell office:value-type="float" office:value="6665" calcext:value-type="float">
            <text:p>6665</text:p>
          </table:table-cell>
          <table:table-cell office:value-type="float" office:value="6182" calcext:value-type="float">
            <text:p>618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office:value-type="float" office:value="696" calcext:value-type="float">
            <text:p>696</text:p>
          </table:table-cell>
          <table:table-cell office:value-type="float" office:value="1525" calcext:value-type="float">
            <text:p>1525</text:p>
          </table:table-cell>
          <table:table-cell office:value-type="float" office:value="0.374331550802139" calcext:value-type="float">
            <text:p>0.374331550802139</text:p>
          </table:table-cell>
          <table:table-cell office:value-type="float" office:value="0.686627645204863" calcext:value-type="float">
            <text:p>0.686627645204863</text:p>
          </table:table-cell>
          <table:table-cell table:number-columns-repeated="2" office:value-type="float" office:value="0.530479598003501" calcext:value-type="float">
            <text:p>0.530479598003501</text:p>
          </table:table-cell>
          <table:table-cell office:value-type="float" office:value="0.091383812010444" calcext:value-type="float">
            <text:p>0.091383812010444</text:p>
          </table:table-cell>
          <table:table-cell office:value-type="float" office:value="0.374331550802139" calcext:value-type="float">
            <text:p>0.374331550802139</text:p>
          </table:table-cell>
          <table:table-cell office:value-type="float" office:value="0.146904512067156" calcext:value-type="float">
            <text:p>0.146904512067156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7227" calcext:value-type="float">
            <text:p>7227</text:p>
          </table:table-cell>
          <table:table-cell office:value-type="float" office:value="6665" calcext:value-type="float">
            <text:p>6665</text:p>
          </table:table-cell>
          <table:table-cell office:value-type="float" office:value="562" calcext:value-type="float">
            <text:p>56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office:value-type="float" office:value="67" calcext:value-type="float">
            <text:p>67</text:p>
          </table:table-cell>
          <table:table-cell office:value-type="float" office:value="1313" calcext:value-type="float">
            <text:p>1313</text:p>
          </table:table-cell>
          <table:table-cell office:value-type="float" office:value="908" calcext:value-type="float">
            <text:p>908</text:p>
          </table:table-cell>
          <table:table-cell office:value-type="float" office:value="0.641711229946524" calcext:value-type="float">
            <text:p>0.641711229946524</text:p>
          </table:table-cell>
          <table:table-cell office:value-type="float" office:value="0.408824853669518" calcext:value-type="float">
            <text:p>0.408824853669518</text:p>
          </table:table-cell>
          <table:table-cell table:number-columns-repeated="2" office:value-type="float" office:value="0.525268041808021" calcext:value-type="float">
            <text:p>0.525268041808021</text:p>
          </table:table-cell>
          <table:table-cell office:value-type="float" office:value="0.08374040474529" calcext:value-type="float">
            <text:p>0.08374040474529</text:p>
          </table:table-cell>
          <table:table-cell office:value-type="float" office:value="0.641711229946524" calcext:value-type="float">
            <text:p>0.641711229946524</text:p>
          </table:table-cell>
          <table:table-cell office:value-type="float" office:value="0.148148148148148" calcext:value-type="float">
            <text:p>0.148148148148148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7227" calcext:value-type="float">
            <text:p>7227</text:p>
          </table:table-cell>
          <table:table-cell office:value-type="float" office:value="6665" calcext:value-type="float">
            <text:p>6665</text:p>
          </table:table-cell>
          <table:table-cell office:value-type="float" office:value="562" calcext:value-type="float">
            <text:p>56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office:value-type="float" office:value="67" calcext:value-type="float">
            <text:p>67</text:p>
          </table:table-cell>
          <table:table-cell office:value-type="float" office:value="1313" calcext:value-type="float">
            <text:p>1313</text:p>
          </table:table-cell>
          <table:table-cell office:value-type="float" office:value="908" calcext:value-type="float">
            <text:p>908</text:p>
          </table:table-cell>
          <table:table-cell office:value-type="float" office:value="0.641711229946524" calcext:value-type="float">
            <text:p>0.641711229946524</text:p>
          </table:table-cell>
          <table:table-cell office:value-type="float" office:value="0.408824853669518" calcext:value-type="float">
            <text:p>0.408824853669518</text:p>
          </table:table-cell>
          <table:table-cell table:number-columns-repeated="2" office:value-type="float" office:value="0.525268041808021" calcext:value-type="float">
            <text:p>0.525268041808021</text:p>
          </table:table-cell>
          <table:table-cell office:value-type="float" office:value="0.08374040474529" calcext:value-type="float">
            <text:p>0.08374040474529</text:p>
          </table:table-cell>
          <table:table-cell office:value-type="float" office:value="0.641711229946524" calcext:value-type="float">
            <text:p>0.641711229946524</text:p>
          </table:table-cell>
          <table:table-cell office:value-type="float" office:value="0.148148148148148" calcext:value-type="float">
            <text:p>0.148148148148148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12847" calcext:value-type="float">
            <text:p>12847</text:p>
          </table:table-cell>
          <table:table-cell office:value-type="float" office:value="6665" calcext:value-type="float">
            <text:p>6665</text:p>
          </table:table-cell>
          <table:table-cell office:value-type="float" office:value="6182" calcext:value-type="float">
            <text:p>618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1227" calcext:value-type="float">
            <text:p>1227</text:p>
          </table:table-cell>
          <table:table-cell office:value-type="float" office:value="994" calcext:value-type="float">
            <text:p>994</text:p>
          </table:table-cell>
          <table:table-cell office:value-type="float" office:value="0.598930481283422" calcext:value-type="float">
            <text:p>0.598930481283422</text:p>
          </table:table-cell>
          <table:table-cell office:value-type="float" office:value="0.44754615038271" calcext:value-type="float">
            <text:p>0.44754615038271</text:p>
          </table:table-cell>
          <table:table-cell table:number-columns-repeated="2" office:value-type="float" office:value="0.523238315833066" calcext:value-type="float">
            <text:p>0.523238315833066</text:p>
          </table:table-cell>
          <table:table-cell office:value-type="float" office:value="0.083644510828977" calcext:value-type="float">
            <text:p>0.083644510828977</text:p>
          </table:table-cell>
          <table:table-cell office:value-type="float" office:value="0.598930481283422" calcext:value-type="float">
            <text:p>0.598930481283422</text:p>
          </table:table-cell>
          <table:table-cell office:value-type="float" office:value="0.146788990825688" calcext:value-type="float">
            <text:p>0.146788990825688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11225" calcext:value-type="float">
            <text:p>11225</text:p>
          </table:table-cell>
          <table:table-cell office:value-type="float" office:value="5846" calcext:value-type="float">
            <text:p>5846</text:p>
          </table:table-cell>
          <table:table-cell office:value-type="float" office:value="5379" calcext:value-type="float">
            <text:p>537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090" calcext:value-type="float">
            <text:p>1090</text:p>
          </table:table-cell>
          <table:table-cell office:value-type="float" office:value="858" calcext:value-type="float">
            <text:p>858</text:p>
          </table:table-cell>
          <table:table-cell office:value-type="float" office:value="0.604938271604938" calcext:value-type="float">
            <text:p>0.604938271604938</text:p>
          </table:table-cell>
          <table:table-cell office:value-type="float" office:value="0.440451745379877" calcext:value-type="float">
            <text:p>0.440451745379877</text:p>
          </table:table-cell>
          <table:table-cell table:number-columns-repeated="2" office:value-type="float" office:value="0.522695008492408" calcext:value-type="float">
            <text:p>0.522695008492408</text:p>
          </table:table-cell>
          <table:table-cell office:value-type="float" office:value="0.082491582491583" calcext:value-type="float">
            <text:p>0.082491582491583</text:p>
          </table:table-cell>
          <table:table-cell office:value-type="float" office:value="0.604938271604938" calcext:value-type="float">
            <text:p>0.604938271604938</text:p>
          </table:table-cell>
          <table:table-cell office:value-type="float" office:value="0.145185185185185" calcext:value-type="float">
            <text:p>0.145185185185185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11225" calcext:value-type="float">
            <text:p>11225</text:p>
          </table:table-cell>
          <table:table-cell office:value-type="float" office:value="5846" calcext:value-type="float">
            <text:p>5846</text:p>
          </table:table-cell>
          <table:table-cell office:value-type="float" office:value="5379" calcext:value-type="float">
            <text:p>537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090" calcext:value-type="float">
            <text:p>1090</text:p>
          </table:table-cell>
          <table:table-cell office:value-type="float" office:value="858" calcext:value-type="float">
            <text:p>858</text:p>
          </table:table-cell>
          <table:table-cell office:value-type="float" office:value="0.604938271604938" calcext:value-type="float">
            <text:p>0.604938271604938</text:p>
          </table:table-cell>
          <table:table-cell office:value-type="float" office:value="0.440451745379877" calcext:value-type="float">
            <text:p>0.440451745379877</text:p>
          </table:table-cell>
          <table:table-cell table:number-columns-repeated="2" office:value-type="float" office:value="0.522695008492408" calcext:value-type="float">
            <text:p>0.522695008492408</text:p>
          </table:table-cell>
          <table:table-cell office:value-type="float" office:value="0.082491582491583" calcext:value-type="float">
            <text:p>0.082491582491583</text:p>
          </table:table-cell>
          <table:table-cell office:value-type="float" office:value="0.604938271604938" calcext:value-type="float">
            <text:p>0.604938271604938</text:p>
          </table:table-cell>
          <table:table-cell office:value-type="float" office:value="0.145185185185185" calcext:value-type="float">
            <text:p>0.145185185185185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12847" calcext:value-type="float">
            <text:p>12847</text:p>
          </table:table-cell>
          <table:table-cell office:value-type="float" office:value="6665" calcext:value-type="float">
            <text:p>6665</text:p>
          </table:table-cell>
          <table:table-cell office:value-type="float" office:value="6182" calcext:value-type="float">
            <text:p>618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office:value-type="float" office:value="171" calcext:value-type="float">
            <text:p>171</text:p>
          </table:table-cell>
          <table:table-cell office:value-type="float" office:value="114" calcext:value-type="float">
            <text:p>114</text:p>
          </table:table-cell>
          <table:table-cell office:value-type="float" office:value="2107" calcext:value-type="float">
            <text:p>2107</text:p>
          </table:table-cell>
          <table:table-cell office:value-type="float" office:value="0.0855614973262032" calcext:value-type="float">
            <text:p>0.085561497326203</text:p>
          </table:table-cell>
          <table:table-cell office:value-type="float" office:value="0.94867176947321" calcext:value-type="float">
            <text:p>0.94867176947321</text:p>
          </table:table-cell>
          <table:table-cell table:number-columns-repeated="2" office:value-type="float" office:value="0.517116633399707" calcext:value-type="float">
            <text:p>0.517116633399707</text:p>
          </table:table-cell>
          <table:table-cell office:value-type="float" office:value="0.123076923076923" calcext:value-type="float">
            <text:p>0.123076923076923</text:p>
          </table:table-cell>
          <table:table-cell office:value-type="float" office:value="0.085561497326203" calcext:value-type="float">
            <text:p>0.085561497326203</text:p>
          </table:table-cell>
          <table:table-cell office:value-type="float" office:value="0.100946372239748" calcext:value-type="float">
            <text:p>0.100946372239748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12847" calcext:value-type="float">
            <text:p>12847</text:p>
          </table:table-cell>
          <table:table-cell office:value-type="float" office:value="6665" calcext:value-type="float">
            <text:p>6665</text:p>
          </table:table-cell>
          <table:table-cell office:value-type="float" office:value="6182" calcext:value-type="float">
            <text:p>618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950" calcext:value-type="float">
            <text:p>950</text:p>
          </table:table-cell>
          <table:table-cell office:value-type="float" office:value="1271" calcext:value-type="float">
            <text:p>1271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0.572264745610086" calcext:value-type="float">
            <text:p>0.572264745610086</text:p>
          </table:table-cell>
          <table:table-cell table:number-columns-repeated="2" office:value-type="float" office:value="0.51340510007777" calcext:value-type="float">
            <text:p>0.51340510007777</text:p>
          </table:table-cell>
          <table:table-cell office:value-type="float" office:value="0.082125603864734" calcext:value-type="float">
            <text:p>0.082125603864734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0.13911620294599" calcext:value-type="float">
            <text:p>0.13911620294599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12847" calcext:value-type="float">
            <text:p>12847</text:p>
          </table:table-cell>
          <table:table-cell office:value-type="float" office:value="6665" calcext:value-type="float">
            <text:p>6665</text:p>
          </table:table-cell>
          <table:table-cell office:value-type="float" office:value="6182" calcext:value-type="float">
            <text:p>618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950" calcext:value-type="float">
            <text:p>950</text:p>
          </table:table-cell>
          <table:table-cell office:value-type="float" office:value="1271" calcext:value-type="float">
            <text:p>1271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0.572264745610086" calcext:value-type="float">
            <text:p>0.572264745610086</text:p>
          </table:table-cell>
          <table:table-cell table:number-columns-repeated="2" office:value-type="float" office:value="0.51340510007777" calcext:value-type="float">
            <text:p>0.51340510007777</text:p>
          </table:table-cell>
          <table:table-cell office:value-type="float" office:value="0.082125603864734" calcext:value-type="float">
            <text:p>0.082125603864734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0.13911620294599" calcext:value-type="float">
            <text:p>0.13911620294599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12847" calcext:value-type="float">
            <text:p>12847</text:p>
          </table:table-cell>
          <table:table-cell office:value-type="float" office:value="6665" calcext:value-type="float">
            <text:p>6665</text:p>
          </table:table-cell>
          <table:table-cell office:value-type="float" office:value="6182" calcext:value-type="float">
            <text:p>618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1165" calcext:value-type="float">
            <text:p>1165</text:p>
          </table:table-cell>
          <table:table-cell office:value-type="float" office:value="1056" calcext:value-type="float">
            <text:p>1056</text:p>
          </table:table-cell>
          <table:table-cell office:value-type="float" office:value="0.550802139037433" calcext:value-type="float">
            <text:p>0.550802139037433</text:p>
          </table:table-cell>
          <table:table-cell office:value-type="float" office:value="0.475461503827105" calcext:value-type="float">
            <text:p>0.475461503827105</text:p>
          </table:table-cell>
          <table:table-cell table:number-columns-repeated="2" office:value-type="float" office:value="0.513131821432269" calcext:value-type="float">
            <text:p>0.513131821432269</text:p>
          </table:table-cell>
          <table:table-cell office:value-type="float" office:value="0.081230283911672" calcext:value-type="float">
            <text:p>0.081230283911672</text:p>
          </table:table-cell>
          <table:table-cell office:value-type="float" office:value="0.550802139037433" calcext:value-type="float">
            <text:p>0.550802139037433</text:p>
          </table:table-cell>
          <table:table-cell office:value-type="float" office:value="0.141580756013746" calcext:value-type="float">
            <text:p>0.141580756013746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12847" calcext:value-type="float">
            <text:p>12847</text:p>
          </table:table-cell>
          <table:table-cell office:value-type="float" office:value="6665" calcext:value-type="float">
            <text:p>6665</text:p>
          </table:table-cell>
          <table:table-cell office:value-type="float" office:value="6182" calcext:value-type="float">
            <text:p>618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1165" calcext:value-type="float">
            <text:p>1165</text:p>
          </table:table-cell>
          <table:table-cell office:value-type="float" office:value="1056" calcext:value-type="float">
            <text:p>1056</text:p>
          </table:table-cell>
          <table:table-cell office:value-type="float" office:value="0.550802139037433" calcext:value-type="float">
            <text:p>0.550802139037433</text:p>
          </table:table-cell>
          <table:table-cell office:value-type="float" office:value="0.475461503827105" calcext:value-type="float">
            <text:p>0.475461503827105</text:p>
          </table:table-cell>
          <table:table-cell table:number-columns-repeated="2" office:value-type="float" office:value="0.513131821432269" calcext:value-type="float">
            <text:p>0.513131821432269</text:p>
          </table:table-cell>
          <table:table-cell office:value-type="float" office:value="0.081230283911672" calcext:value-type="float">
            <text:p>0.081230283911672</text:p>
          </table:table-cell>
          <table:table-cell office:value-type="float" office:value="0.550802139037433" calcext:value-type="float">
            <text:p>0.550802139037433</text:p>
          </table:table-cell>
          <table:table-cell office:value-type="float" office:value="0.141580756013746" calcext:value-type="float">
            <text:p>0.141580756013746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12847" calcext:value-type="float">
            <text:p>12847</text:p>
          </table:table-cell>
          <table:table-cell office:value-type="float" office:value="6665" calcext:value-type="float">
            <text:p>6665</text:p>
          </table:table-cell>
          <table:table-cell office:value-type="float" office:value="6182" calcext:value-type="float">
            <text:p>618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1165" calcext:value-type="float">
            <text:p>1165</text:p>
          </table:table-cell>
          <table:table-cell office:value-type="float" office:value="1056" calcext:value-type="float">
            <text:p>1056</text:p>
          </table:table-cell>
          <table:table-cell office:value-type="float" office:value="0.550802139037433" calcext:value-type="float">
            <text:p>0.550802139037433</text:p>
          </table:table-cell>
          <table:table-cell office:value-type="float" office:value="0.475461503827105" calcext:value-type="float">
            <text:p>0.475461503827105</text:p>
          </table:table-cell>
          <table:table-cell table:number-columns-repeated="2" office:value-type="float" office:value="0.513131821432269" calcext:value-type="float">
            <text:p>0.513131821432269</text:p>
          </table:table-cell>
          <table:table-cell office:value-type="float" office:value="0.081230283911672" calcext:value-type="float">
            <text:p>0.081230283911672</text:p>
          </table:table-cell>
          <table:table-cell office:value-type="float" office:value="0.550802139037433" calcext:value-type="float">
            <text:p>0.550802139037433</text:p>
          </table:table-cell>
          <table:table-cell office:value-type="float" office:value="0.141580756013746" calcext:value-type="float">
            <text:p>0.141580756013746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12847" calcext:value-type="float">
            <text:p>12847</text:p>
          </table:table-cell>
          <table:table-cell office:value-type="float" office:value="6665" calcext:value-type="float">
            <text:p>6665</text:p>
          </table:table-cell>
          <table:table-cell office:value-type="float" office:value="6182" calcext:value-type="float">
            <text:p>618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84" calcext:value-type="float">
            <text:p>84</text:p>
          </table:table-cell>
          <table:table-cell office:value-type="float" office:value="2137" calcext:value-type="float">
            <text:p>2137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0.962179198559208" calcext:value-type="float">
            <text:p>0.962179198559208</text:p>
          </table:table-cell>
          <table:table-cell table:number-columns-repeated="2" office:value-type="float" office:value="0.510501363985486" calcext:value-type="float">
            <text:p>0.510501363985486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058823529411765" calcext:value-type="float">
            <text:p>0.058823529411765</text:p>
          </table:table-cell>
          <table:table-cell office:value-type="float" office:value="0.078014184397163" calcext:value-type="float">
            <text:p>0.078014184397163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12847" calcext:value-type="float">
            <text:p>12847</text:p>
          </table:table-cell>
          <table:table-cell office:value-type="float" office:value="6665" calcext:value-type="float">
            <text:p>6665</text:p>
          </table:table-cell>
          <table:table-cell office:value-type="float" office:value="6182" calcext:value-type="float">
            <text:p>618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84" calcext:value-type="float">
            <text:p>84</text:p>
          </table:table-cell>
          <table:table-cell office:value-type="float" office:value="2137" calcext:value-type="float">
            <text:p>2137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0.962179198559208" calcext:value-type="float">
            <text:p>0.962179198559208</text:p>
          </table:table-cell>
          <table:table-cell table:number-columns-repeated="2" office:value-type="float" office:value="0.510501363985486" calcext:value-type="float">
            <text:p>0.510501363985486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058823529411765" calcext:value-type="float">
            <text:p>0.058823529411765</text:p>
          </table:table-cell>
          <table:table-cell office:value-type="float" office:value="0.078014184397163" calcext:value-type="float">
            <text:p>0.078014184397163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6335" calcext:value-type="float">
            <text:p>6335</text:p>
          </table:table-cell>
          <table:table-cell office:value-type="float" office:value="5846" calcext:value-type="float">
            <text:p>5846</text:p>
          </table:table-cell>
          <table:table-cell office:value-type="float" office:value="489" calcext:value-type="float">
            <text:p>48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945" calcext:value-type="float">
            <text:p>1945</text:p>
          </table:table-cell>
          <table:table-cell office:value-type="float" office:value="0.0123456790123457" calcext:value-type="float">
            <text:p>0.012345679012346</text:p>
          </table:table-cell>
          <table:table-cell office:value-type="float" office:value="0.998459958932238" calcext:value-type="float">
            <text:p>0.998459958932238</text:p>
          </table:table-cell>
          <table:table-cell table:number-columns-repeated="2" office:value-type="float" office:value="0.505402818972292" calcext:value-type="float">
            <text:p>0.505402818972292</text:p>
          </table:table-cell>
          <table:table-cell office:value-type="float" office:value="0.4" calcext:value-type="float">
            <text:p>0.4</text:p>
          </table:table-cell>
          <table:table-cell office:value-type="float" office:value="0.012345679012346" calcext:value-type="float">
            <text:p>0.012345679012346</text:p>
          </table:table-cell>
          <table:table-cell office:value-type="float" office:value="0.023952095808383" calcext:value-type="float">
            <text:p>0.023952095808383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6335" calcext:value-type="float">
            <text:p>6335</text:p>
          </table:table-cell>
          <table:table-cell office:value-type="float" office:value="5846" calcext:value-type="float">
            <text:p>5846</text:p>
          </table:table-cell>
          <table:table-cell office:value-type="float" office:value="489" calcext:value-type="float">
            <text:p>48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945" calcext:value-type="float">
            <text:p>1945</text:p>
          </table:table-cell>
          <table:table-cell office:value-type="float" office:value="0.0123456790123457" calcext:value-type="float">
            <text:p>0.012345679012346</text:p>
          </table:table-cell>
          <table:table-cell office:value-type="float" office:value="0.998459958932238" calcext:value-type="float">
            <text:p>0.998459958932238</text:p>
          </table:table-cell>
          <table:table-cell table:number-columns-repeated="2" office:value-type="float" office:value="0.505402818972292" calcext:value-type="float">
            <text:p>0.505402818972292</text:p>
          </table:table-cell>
          <table:table-cell office:value-type="float" office:value="0.4" calcext:value-type="float">
            <text:p>0.4</text:p>
          </table:table-cell>
          <table:table-cell office:value-type="float" office:value="0.012345679012346" calcext:value-type="float">
            <text:p>0.012345679012346</text:p>
          </table:table-cell>
          <table:table-cell office:value-type="float" office:value="0.023952095808383" calcext:value-type="float">
            <text:p>0.023952095808383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7227" calcext:value-type="float">
            <text:p>7227</text:p>
          </table:table-cell>
          <table:table-cell office:value-type="float" office:value="6665" calcext:value-type="float">
            <text:p>6665</text:p>
          </table:table-cell>
          <table:table-cell office:value-type="float" office:value="562" calcext:value-type="float">
            <text:p>56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2209" calcext:value-type="float">
            <text:p>2209</text:p>
          </table:table-cell>
          <table:table-cell office:value-type="float" office:value="0.0160427807486631" calcext:value-type="float">
            <text:p>0.016042780748663</text:p>
          </table:table-cell>
          <table:table-cell office:value-type="float" office:value="0.994597028365601" calcext:value-type="float">
            <text:p>0.994597028365601</text:p>
          </table:table-cell>
          <table:table-cell table:number-columns-repeated="2" office:value-type="float" office:value="0.505319904557132" calcext:value-type="float">
            <text:p>0.505319904557132</text:p>
          </table:table-cell>
          <table:table-cell office:value-type="float" office:value="0.2" calcext:value-type="float">
            <text:p>0.2</text:p>
          </table:table-cell>
          <table:table-cell office:value-type="float" office:value="0.016042780748663" calcext:value-type="float">
            <text:p>0.016042780748663</text:p>
          </table:table-cell>
          <table:table-cell office:value-type="float" office:value="0.02970297029703" calcext:value-type="float">
            <text:p>0.02970297029703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12847" calcext:value-type="float">
            <text:p>12847</text:p>
          </table:table-cell>
          <table:table-cell office:value-type="float" office:value="6665" calcext:value-type="float">
            <text:p>6665</text:p>
          </table:table-cell>
          <table:table-cell office:value-type="float" office:value="6182" calcext:value-type="float">
            <text:p>618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37" calcext:value-type="float">
            <text:p>37</text:p>
          </table:table-cell>
          <table:table-cell office:value-type="float" office:value="2184" calcext:value-type="float">
            <text:p>2184</text:p>
          </table:table-cell>
          <table:table-cell office:value-type="float" office:value="0.0267379679144385" calcext:value-type="float">
            <text:p>0.026737967914439</text:p>
          </table:table-cell>
          <table:table-cell office:value-type="float" office:value="0.983340837460603" calcext:value-type="float">
            <text:p>0.983340837460603</text:p>
          </table:table-cell>
          <table:table-cell table:number-columns-repeated="2" office:value-type="float" office:value="0.505039402687521" calcext:value-type="float">
            <text:p>0.505039402687521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026737967914439" calcext:value-type="float">
            <text:p>0.026737967914439</text:p>
          </table:table-cell>
          <table:table-cell office:value-type="float" office:value="0.043668122270742" calcext:value-type="float">
            <text:p>0.043668122270742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7227" calcext:value-type="float">
            <text:p>7227</text:p>
          </table:table-cell>
          <table:table-cell office:value-type="float" office:value="6665" calcext:value-type="float">
            <text:p>6665</text:p>
          </table:table-cell>
          <table:table-cell office:value-type="float" office:value="562" calcext:value-type="float">
            <text:p>56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office:value-type="float" office:value="2206" calcext:value-type="float">
            <text:p>2206</text:p>
          </table:table-cell>
          <table:table-cell office:value-type="float" office:value="0.0160427807486631" calcext:value-type="float">
            <text:p>0.016042780748663</text:p>
          </table:table-cell>
          <table:table-cell office:value-type="float" office:value="0.993246285457001" calcext:value-type="float">
            <text:p>0.993246285457001</text:p>
          </table:table-cell>
          <table:table-cell table:number-columns-repeated="2" office:value-type="float" office:value="0.504644533102832" calcext:value-type="float">
            <text:p>0.50464453310283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16042780748663" calcext:value-type="float">
            <text:p>0.016042780748663</text:p>
          </table:table-cell>
          <table:table-cell office:value-type="float" office:value="0.029268292682927" calcext:value-type="float">
            <text:p>0.029268292682927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6335" calcext:value-type="float">
            <text:p>6335</text:p>
          </table:table-cell>
          <table:table-cell office:value-type="float" office:value="5846" calcext:value-type="float">
            <text:p>5846</text:p>
          </table:table-cell>
          <table:table-cell office:value-type="float" office:value="489" calcext:value-type="float">
            <text:p>48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1942" calcext:value-type="float">
            <text:p>1942</text:p>
          </table:table-cell>
          <table:table-cell office:value-type="float" office:value="0.0123456790123457" calcext:value-type="float">
            <text:p>0.012345679012346</text:p>
          </table:table-cell>
          <table:table-cell office:value-type="float" office:value="0.996919917864476" calcext:value-type="float">
            <text:p>0.996919917864476</text:p>
          </table:table-cell>
          <table:table-cell table:number-columns-repeated="2" office:value-type="float" office:value="0.504632798438411" calcext:value-type="float">
            <text:p>0.504632798438411</text:p>
          </table:table-cell>
          <table:table-cell office:value-type="float" office:value="0.25" calcext:value-type="float">
            <text:p>0.25</text:p>
          </table:table-cell>
          <table:table-cell office:value-type="float" office:value="0.012345679012346" calcext:value-type="float">
            <text:p>0.012345679012346</text:p>
          </table:table-cell>
          <table:table-cell office:value-type="float" office:value="0.023529411764706" calcext:value-type="float">
            <text:p>0.023529411764706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6335" calcext:value-type="float">
            <text:p>6335</text:p>
          </table:table-cell>
          <table:table-cell office:value-type="float" office:value="5846" calcext:value-type="float">
            <text:p>5846</text:p>
          </table:table-cell>
          <table:table-cell office:value-type="float" office:value="489" calcext:value-type="float">
            <text:p>48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float" office:value="0.00617283950617284" calcext:value-type="float">
            <text:p>0.006172839506173</text:p>
          </table:table-cell>
          <table:table-cell office:value-type="float" office:value="0.999486652977413" calcext:value-type="float">
            <text:p>0.999486652977413</text:p>
          </table:table-cell>
          <table:table-cell table:number-columns-repeated="2" office:value-type="float" office:value="0.502829746241793" calcext:value-type="float">
            <text:p>0.502829746241793</text:p>
          </table:table-cell>
          <table:table-cell office:value-type="float" office:value="0.5" calcext:value-type="float">
            <text:p>0.5</text:p>
          </table:table-cell>
          <table:table-cell office:value-type="float" office:value="0.006172839506173" calcext:value-type="float">
            <text:p>0.006172839506173</text:p>
          </table:table-cell>
          <table:table-cell office:value-type="float" office:value="0.01219512195122" calcext:value-type="float">
            <text:p>0.01219512195122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11225" calcext:value-type="float">
            <text:p>11225</text:p>
          </table:table-cell>
          <table:table-cell office:value-type="float" office:value="5846" calcext:value-type="float">
            <text:p>5846</text:p>
          </table:table-cell>
          <table:table-cell office:value-type="float" office:value="5379" calcext:value-type="float">
            <text:p>537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434" calcext:value-type="float">
            <text:p>434</text:p>
          </table:table-cell>
          <table:table-cell office:value-type="float" office:value="1514" calcext:value-type="float">
            <text:p>1514</text:p>
          </table:table-cell>
          <table:table-cell office:value-type="float" office:value="0.228395061728395" calcext:value-type="float">
            <text:p>0.228395061728395</text:p>
          </table:table-cell>
          <table:table-cell office:value-type="float" office:value="0.777207392197125" calcext:value-type="float">
            <text:p>0.777207392197125</text:p>
          </table:table-cell>
          <table:table-cell table:number-columns-repeated="2" office:value-type="float" office:value="0.50280122696276" calcext:value-type="float">
            <text:p>0.50280122696276</text:p>
          </table:table-cell>
          <table:table-cell office:value-type="float" office:value="0.078556263269639" calcext:value-type="float">
            <text:p>0.078556263269639</text:p>
          </table:table-cell>
          <table:table-cell office:value-type="float" office:value="0.228395061728395" calcext:value-type="float">
            <text:p>0.228395061728395</text:p>
          </table:table-cell>
          <table:table-cell office:value-type="float" office:value="0.116903633491311" calcext:value-type="float">
            <text:p>0.116903633491311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11225" calcext:value-type="float">
            <text:p>11225</text:p>
          </table:table-cell>
          <table:table-cell office:value-type="float" office:value="5846" calcext:value-type="float">
            <text:p>5846</text:p>
          </table:table-cell>
          <table:table-cell office:value-type="float" office:value="5379" calcext:value-type="float">
            <text:p>537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434" calcext:value-type="float">
            <text:p>434</text:p>
          </table:table-cell>
          <table:table-cell office:value-type="float" office:value="1514" calcext:value-type="float">
            <text:p>1514</text:p>
          </table:table-cell>
          <table:table-cell office:value-type="float" office:value="0.228395061728395" calcext:value-type="float">
            <text:p>0.228395061728395</text:p>
          </table:table-cell>
          <table:table-cell office:value-type="float" office:value="0.777207392197125" calcext:value-type="float">
            <text:p>0.777207392197125</text:p>
          </table:table-cell>
          <table:table-cell table:number-columns-repeated="2" office:value-type="float" office:value="0.50280122696276" calcext:value-type="float">
            <text:p>0.50280122696276</text:p>
          </table:table-cell>
          <table:table-cell office:value-type="float" office:value="0.078556263269639" calcext:value-type="float">
            <text:p>0.078556263269639</text:p>
          </table:table-cell>
          <table:table-cell office:value-type="float" office:value="0.228395061728395" calcext:value-type="float">
            <text:p>0.228395061728395</text:p>
          </table:table-cell>
          <table:table-cell office:value-type="float" office:value="0.116903633491311" calcext:value-type="float">
            <text:p>0.116903633491311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11225" calcext:value-type="float">
            <text:p>11225</text:p>
          </table:table-cell>
          <table:table-cell office:value-type="float" office:value="5846" calcext:value-type="float">
            <text:p>5846</text:p>
          </table:table-cell>
          <table:table-cell office:value-type="float" office:value="5379" calcext:value-type="float">
            <text:p>537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437" calcext:value-type="float">
            <text:p>437</text:p>
          </table:table-cell>
          <table:table-cell office:value-type="float" office:value="1511" calcext:value-type="float">
            <text:p>1511</text:p>
          </table:table-cell>
          <table:table-cell office:value-type="float" office:value="0.228395061728395" calcext:value-type="float">
            <text:p>0.228395061728395</text:p>
          </table:table-cell>
          <table:table-cell office:value-type="float" office:value="0.775667351129363" calcext:value-type="float">
            <text:p>0.775667351129363</text:p>
          </table:table-cell>
          <table:table-cell table:number-columns-repeated="2" office:value-type="float" office:value="0.502031206428879" calcext:value-type="float">
            <text:p>0.502031206428879</text:p>
          </table:table-cell>
          <table:table-cell office:value-type="float" office:value="0.078059071729958" calcext:value-type="float">
            <text:p>0.078059071729958</text:p>
          </table:table-cell>
          <table:table-cell office:value-type="float" office:value="0.228395061728395" calcext:value-type="float">
            <text:p>0.228395061728395</text:p>
          </table:table-cell>
          <table:table-cell office:value-type="float" office:value="0.116352201257862" calcext:value-type="float">
            <text:p>0.116352201257862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6335" calcext:value-type="float">
            <text:p>6335</text:p>
          </table:table-cell>
          <table:table-cell office:value-type="float" office:value="5846" calcext:value-type="float">
            <text:p>5846</text:p>
          </table:table-cell>
          <table:table-cell office:value-type="float" office:value="489" calcext:value-type="float">
            <text:p>48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float" office:value="1883" calcext:value-type="float">
            <text:p>1883</text:p>
          </table:table-cell>
          <table:table-cell office:value-type="float" office:value="0.037037037037037" calcext:value-type="float">
            <text:p>0.037037037037037</text:p>
          </table:table-cell>
          <table:table-cell office:value-type="float" office:value="0.966632443531828" calcext:value-type="float">
            <text:p>0.966632443531828</text:p>
          </table:table-cell>
          <table:table-cell table:number-columns-repeated="2" office:value-type="float" office:value="0.501834740284432" calcext:value-type="float">
            <text:p>0.501834740284432</text:p>
          </table:table-cell>
          <table:table-cell office:value-type="float" office:value="0.084507042253521" calcext:value-type="float">
            <text:p>0.084507042253521</text:p>
          </table:table-cell>
          <table:table-cell office:value-type="float" office:value="0.037037037037037" calcext:value-type="float">
            <text:p>0.037037037037037</text:p>
          </table:table-cell>
          <table:table-cell office:value-type="float" office:value="0.051502145922747" calcext:value-type="float">
            <text:p>0.051502145922747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7227" calcext:value-type="float">
            <text:p>7227</text:p>
          </table:table-cell>
          <table:table-cell office:value-type="float" office:value="6665" calcext:value-type="float">
            <text:p>6665</text:p>
          </table:table-cell>
          <table:table-cell office:value-type="float" office:value="562" calcext:value-type="float">
            <text:p>56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216" calcext:value-type="float">
            <text:p>2216</text:p>
          </table:table-cell>
          <table:table-cell office:value-type="float" office:value="0.0053475935828877" calcext:value-type="float">
            <text:p>0.005347593582888</text:p>
          </table:table-cell>
          <table:table-cell office:value-type="float" office:value="0.997748761819" calcext:value-type="float">
            <text:p>0.997748761819</text:p>
          </table:table-cell>
          <table:table-cell table:number-columns-repeated="2" office:value-type="float" office:value="0.501548177700944" calcext:value-type="float">
            <text:p>0.50154817770094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05347593582888" calcext:value-type="float">
            <text:p>0.005347593582888</text:p>
          </table:table-cell>
          <table:table-cell office:value-type="float" office:value="0.010362694300518" calcext:value-type="float">
            <text:p>0.010362694300518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11225" calcext:value-type="float">
            <text:p>11225</text:p>
          </table:table-cell>
          <table:table-cell office:value-type="float" office:value="5846" calcext:value-type="float">
            <text:p>5846</text:p>
          </table:table-cell>
          <table:table-cell office:value-type="float" office:value="5379" calcext:value-type="float">
            <text:p>537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  <table:table-cell office:value-type="float" office:value="271" calcext:value-type="float">
            <text:p>271</text:p>
          </table:table-cell>
          <table:table-cell office:value-type="float" office:value="1677" calcext:value-type="float">
            <text:p>1677</text:p>
          </table:table-cell>
          <table:table-cell office:value-type="float" office:value="0.141975308641975" calcext:value-type="float">
            <text:p>0.141975308641975</text:p>
          </table:table-cell>
          <table:table-cell office:value-type="float" office:value="0.86088295687885" calcext:value-type="float">
            <text:p>0.86088295687885</text:p>
          </table:table-cell>
          <table:table-cell table:number-columns-repeated="2" office:value-type="float" office:value="0.501429132760413" calcext:value-type="float">
            <text:p>0.501429132760413</text:p>
          </table:table-cell>
          <table:table-cell office:value-type="float" office:value="0.078231292517007" calcext:value-type="float">
            <text:p>0.078231292517007</text:p>
          </table:table-cell>
          <table:table-cell office:value-type="float" office:value="0.141975308641975" calcext:value-type="float">
            <text:p>0.141975308641975</text:p>
          </table:table-cell>
          <table:table-cell office:value-type="float" office:value="0.100877192982456" calcext:value-type="float">
            <text:p>0.100877192982456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11225" calcext:value-type="float">
            <text:p>11225</text:p>
          </table:table-cell>
          <table:table-cell office:value-type="float" office:value="5846" calcext:value-type="float">
            <text:p>5846</text:p>
          </table:table-cell>
          <table:table-cell office:value-type="float" office:value="5379" calcext:value-type="float">
            <text:p>537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  <table:table-cell office:value-type="float" office:value="271" calcext:value-type="float">
            <text:p>271</text:p>
          </table:table-cell>
          <table:table-cell office:value-type="float" office:value="1677" calcext:value-type="float">
            <text:p>1677</text:p>
          </table:table-cell>
          <table:table-cell office:value-type="float" office:value="0.141975308641975" calcext:value-type="float">
            <text:p>0.141975308641975</text:p>
          </table:table-cell>
          <table:table-cell office:value-type="float" office:value="0.86088295687885" calcext:value-type="float">
            <text:p>0.86088295687885</text:p>
          </table:table-cell>
          <table:table-cell table:number-columns-repeated="2" office:value-type="float" office:value="0.501429132760413" calcext:value-type="float">
            <text:p>0.501429132760413</text:p>
          </table:table-cell>
          <table:table-cell office:value-type="float" office:value="0.078231292517007" calcext:value-type="float">
            <text:p>0.078231292517007</text:p>
          </table:table-cell>
          <table:table-cell office:value-type="float" office:value="0.141975308641975" calcext:value-type="float">
            <text:p>0.141975308641975</text:p>
          </table:table-cell>
          <table:table-cell office:value-type="float" office:value="0.100877192982456" calcext:value-type="float">
            <text:p>0.100877192982456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6335" calcext:value-type="float">
            <text:p>6335</text:p>
          </table:table-cell>
          <table:table-cell office:value-type="float" office:value="5846" calcext:value-type="float">
            <text:p>5846</text:p>
          </table:table-cell>
          <table:table-cell office:value-type="float" office:value="489" calcext:value-type="float">
            <text:p>48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1939" calcext:value-type="float">
            <text:p>1939</text:p>
          </table:table-cell>
          <table:table-cell office:value-type="float" office:value="0.00617283950617284" calcext:value-type="float">
            <text:p>0.006172839506173</text:p>
          </table:table-cell>
          <table:table-cell office:value-type="float" office:value="0.995379876796715" calcext:value-type="float">
            <text:p>0.995379876796715</text:p>
          </table:table-cell>
          <table:table-cell table:number-columns-repeated="2" office:value-type="float" office:value="0.500776358151444" calcext:value-type="float">
            <text:p>0.500776358151444</text:p>
          </table:table-cell>
          <table:table-cell office:value-type="float" office:value="0.1" calcext:value-type="float">
            <text:p>0.1</text:p>
          </table:table-cell>
          <table:table-cell office:value-type="float" office:value="0.006172839506173" calcext:value-type="float">
            <text:p>0.006172839506173</text:p>
          </table:table-cell>
          <table:table-cell office:value-type="float" office:value="0.011627906976744" calcext:value-type="float">
            <text:p>0.011627906976744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7227" calcext:value-type="float">
            <text:p>7227</text:p>
          </table:table-cell>
          <table:table-cell office:value-type="float" office:value="6665" calcext:value-type="float">
            <text:p>6665</text:p>
          </table:table-cell>
          <table:table-cell office:value-type="float" office:value="562" calcext:value-type="float">
            <text:p>56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7227" calcext:value-type="float">
            <text:p>7227</text:p>
          </table:table-cell>
          <table:table-cell office:value-type="float" office:value="6665" calcext:value-type="float">
            <text:p>6665</text:p>
          </table:table-cell>
          <table:table-cell office:value-type="float" office:value="562" calcext:value-type="float">
            <text:p>56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7227" calcext:value-type="float">
            <text:p>7227</text:p>
          </table:table-cell>
          <table:table-cell office:value-type="float" office:value="6665" calcext:value-type="float">
            <text:p>6665</text:p>
          </table:table-cell>
          <table:table-cell office:value-type="float" office:value="562" calcext:value-type="float">
            <text:p>56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7227" calcext:value-type="float">
            <text:p>7227</text:p>
          </table:table-cell>
          <table:table-cell office:value-type="float" office:value="6665" calcext:value-type="float">
            <text:p>6665</text:p>
          </table:table-cell>
          <table:table-cell office:value-type="float" office:value="562" calcext:value-type="float">
            <text:p>56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7227" calcext:value-type="float">
            <text:p>7227</text:p>
          </table:table-cell>
          <table:table-cell office:value-type="float" office:value="6665" calcext:value-type="float">
            <text:p>6665</text:p>
          </table:table-cell>
          <table:table-cell office:value-type="float" office:value="562" calcext:value-type="float">
            <text:p>56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7227" calcext:value-type="float">
            <text:p>7227</text:p>
          </table:table-cell>
          <table:table-cell office:value-type="float" office:value="6665" calcext:value-type="float">
            <text:p>6665</text:p>
          </table:table-cell>
          <table:table-cell office:value-type="float" office:value="562" calcext:value-type="float">
            <text:p>56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7227" calcext:value-type="float">
            <text:p>7227</text:p>
          </table:table-cell>
          <table:table-cell office:value-type="float" office:value="6665" calcext:value-type="float">
            <text:p>6665</text:p>
          </table:table-cell>
          <table:table-cell office:value-type="float" office:value="562" calcext:value-type="float">
            <text:p>56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7227" calcext:value-type="float">
            <text:p>7227</text:p>
          </table:table-cell>
          <table:table-cell office:value-type="float" office:value="6665" calcext:value-type="float">
            <text:p>6665</text:p>
          </table:table-cell>
          <table:table-cell office:value-type="float" office:value="562" calcext:value-type="float">
            <text:p>56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7227" calcext:value-type="float">
            <text:p>7227</text:p>
          </table:table-cell>
          <table:table-cell office:value-type="float" office:value="6665" calcext:value-type="float">
            <text:p>6665</text:p>
          </table:table-cell>
          <table:table-cell office:value-type="float" office:value="562" calcext:value-type="float">
            <text:p>56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6335" calcext:value-type="float">
            <text:p>6335</text:p>
          </table:table-cell>
          <table:table-cell office:value-type="float" office:value="5846" calcext:value-type="float">
            <text:p>5846</text:p>
          </table:table-cell>
          <table:table-cell office:value-type="float" office:value="489" calcext:value-type="float">
            <text:p>48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6335" calcext:value-type="float">
            <text:p>6335</text:p>
          </table:table-cell>
          <table:table-cell office:value-type="float" office:value="5846" calcext:value-type="float">
            <text:p>5846</text:p>
          </table:table-cell>
          <table:table-cell office:value-type="float" office:value="489" calcext:value-type="float">
            <text:p>48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6335" calcext:value-type="float">
            <text:p>6335</text:p>
          </table:table-cell>
          <table:table-cell office:value-type="float" office:value="5846" calcext:value-type="float">
            <text:p>5846</text:p>
          </table:table-cell>
          <table:table-cell office:value-type="float" office:value="489" calcext:value-type="float">
            <text:p>48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6335" calcext:value-type="float">
            <text:p>6335</text:p>
          </table:table-cell>
          <table:table-cell office:value-type="float" office:value="5846" calcext:value-type="float">
            <text:p>5846</text:p>
          </table:table-cell>
          <table:table-cell office:value-type="float" office:value="489" calcext:value-type="float">
            <text:p>48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6335" calcext:value-type="float">
            <text:p>6335</text:p>
          </table:table-cell>
          <table:table-cell office:value-type="float" office:value="5846" calcext:value-type="float">
            <text:p>5846</text:p>
          </table:table-cell>
          <table:table-cell office:value-type="float" office:value="489" calcext:value-type="float">
            <text:p>48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1935" calcext:value-type="float">
            <text:p>1935</text:p>
          </table:table-cell>
          <table:table-cell office:value-type="float" office:value="0.00617283950617284" calcext:value-type="float">
            <text:p>0.006172839506173</text:p>
          </table:table-cell>
          <table:table-cell office:value-type="float" office:value="0.993326488706365" calcext:value-type="float">
            <text:p>0.993326488706365</text:p>
          </table:table-cell>
          <table:table-cell table:number-columns-repeated="2" office:value-type="float" office:value="0.499749664106269" calcext:value-type="float">
            <text:p>0.499749664106269</text:p>
          </table:table-cell>
          <table:table-cell office:value-type="float" office:value="0.071428571428572" calcext:value-type="float">
            <text:p>0.071428571428572</text:p>
          </table:table-cell>
          <table:table-cell office:value-type="float" office:value="0.006172839506173" calcext:value-type="float">
            <text:p>0.006172839506173</text:p>
          </table:table-cell>
          <table:table-cell office:value-type="float" office:value="0.011363636363636" calcext:value-type="float">
            <text:p>0.011363636363636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7227" calcext:value-type="float">
            <text:p>7227</text:p>
          </table:table-cell>
          <table:table-cell office:value-type="float" office:value="6665" calcext:value-type="float">
            <text:p>6665</text:p>
          </table:table-cell>
          <table:table-cell office:value-type="float" office:value="562" calcext:value-type="float">
            <text:p>562</text:p>
          </table:table-cell>
          <table:table-cell office:value-type="float" office:value="2408" calcext:value-type="float">
            <text:p>2408</text:p>
          </table:table-cell>
          <table:table-cell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2219" calcext:value-type="float">
            <text:p>2219</text:p>
          </table:table-cell>
          <table:table-cell office:value-type="float" office:value="0" calcext:value-type="float">
            <text:p>0</text:p>
          </table:table-cell>
          <table:table-cell office:value-type="float" office:value="0.9990995047276" calcext:value-type="float">
            <text:p>0.9990995047276</text:p>
          </table:table-cell>
          <table:table-cell table:number-columns-repeated="2" office:value-type="float" office:value="0.4995497523638" calcext:value-type="float">
            <text:p>0.49954975236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6335" calcext:value-type="float">
            <text:p>6335</text:p>
          </table:table-cell>
          <table:table-cell office:value-type="float" office:value="5846" calcext:value-type="float">
            <text:p>5846</text:p>
          </table:table-cell>
          <table:table-cell office:value-type="float" office:value="489" calcext:value-type="float">
            <text:p>48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  <table:table-cell office:value-type="float" office:value="0.998973305954826" calcext:value-type="float">
            <text:p>0.998973305954826</text:p>
          </table:table-cell>
          <table:table-cell table:number-columns-repeated="2" office:value-type="float" office:value="0.499486652977413" calcext:value-type="float">
            <text:p>0.4994866529774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11225" calcext:value-type="float">
            <text:p>11225</text:p>
          </table:table-cell>
          <table:table-cell office:value-type="float" office:value="5846" calcext:value-type="float">
            <text:p>5846</text:p>
          </table:table-cell>
          <table:table-cell office:value-type="float" office:value="5379" calcext:value-type="float">
            <text:p>537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1916" calcext:value-type="float">
            <text:p>1916</text:p>
          </table:table-cell>
          <table:table-cell office:value-type="float" office:value="32" calcext:value-type="float">
            <text:p>32</text:p>
          </table:table-cell>
          <table:table-cell office:value-type="float" office:value="0.981481481481482" calcext:value-type="float">
            <text:p>0.981481481481482</text:p>
          </table:table-cell>
          <table:table-cell office:value-type="float" office:value="0.0164271047227926" calcext:value-type="float">
            <text:p>0.016427104722793</text:p>
          </table:table-cell>
          <table:table-cell table:number-columns-repeated="2" office:value-type="float" office:value="0.498954293102137" calcext:value-type="float">
            <text:p>0.498954293102137</text:p>
          </table:table-cell>
          <table:table-cell office:value-type="float" office:value="0.076626506024096" calcext:value-type="float">
            <text:p>0.076626506024096</text:p>
          </table:table-cell>
          <table:table-cell office:value-type="float" office:value="0.981481481481482" calcext:value-type="float">
            <text:p>0.981481481481482</text:p>
          </table:table-cell>
          <table:table-cell office:value-type="float" office:value="0.142154671434958" calcext:value-type="float">
            <text:p>0.142154671434958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6335" calcext:value-type="float">
            <text:p>6335</text:p>
          </table:table-cell>
          <table:table-cell office:value-type="float" office:value="5846" calcext:value-type="float">
            <text:p>5846</text:p>
          </table:table-cell>
          <table:table-cell office:value-type="float" office:value="489" calcext:value-type="float">
            <text:p>48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0.993326488706365" calcext:value-type="float">
            <text:p>0.993326488706365</text:p>
          </table:table-cell>
          <table:table-cell table:number-columns-repeated="2" office:value-type="float" office:value="0.496663244353183" calcext:value-type="float">
            <text:p>0.496663244353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11225" calcext:value-type="float">
            <text:p>11225</text:p>
          </table:table-cell>
          <table:table-cell office:value-type="float" office:value="5846" calcext:value-type="float">
            <text:p>5846</text:p>
          </table:table-cell>
          <table:table-cell office:value-type="float" office:value="5379" calcext:value-type="float">
            <text:p>537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float" office:value="236" calcext:value-type="float">
            <text:p>236</text:p>
          </table:table-cell>
          <table:table-cell office:value-type="float" office:value="1712" calcext:value-type="float">
            <text:p>1712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878850102669404" calcext:value-type="float">
            <text:p>0.878850102669404</text:p>
          </table:table-cell>
          <table:table-cell table:number-columns-repeated="2" office:value-type="float" office:value="0.494980606890258" calcext:value-type="float">
            <text:p>0.494980606890258</text:p>
          </table:table-cell>
          <table:table-cell office:value-type="float" office:value="0.070866141732284" calcext:value-type="float">
            <text:p>0.070866141732284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086538461538462" calcext:value-type="float">
            <text:p>0.086538461538462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11225" calcext:value-type="float">
            <text:p>11225</text:p>
          </table:table-cell>
          <table:table-cell office:value-type="float" office:value="5846" calcext:value-type="float">
            <text:p>5846</text:p>
          </table:table-cell>
          <table:table-cell office:value-type="float" office:value="5379" calcext:value-type="float">
            <text:p>537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office:value-type="float" office:value="127" calcext:value-type="float">
            <text:p>127</text:p>
          </table:table-cell>
          <table:table-cell office:value-type="float" office:value="441" calcext:value-type="float">
            <text:p>441</text:p>
          </table:table-cell>
          <table:table-cell office:value-type="float" office:value="1507" calcext:value-type="float">
            <text:p>1507</text:p>
          </table:table-cell>
          <table:table-cell office:value-type="float" office:value="0.216049382716049" calcext:value-type="float">
            <text:p>0.216049382716049</text:p>
          </table:table-cell>
          <table:table-cell office:value-type="float" office:value="0.773613963039014" calcext:value-type="float">
            <text:p>0.773613963039014</text:p>
          </table:table-cell>
          <table:table-cell table:number-columns-repeated="2" office:value-type="float" office:value="0.494831672877532" calcext:value-type="float">
            <text:p>0.494831672877532</text:p>
          </table:table-cell>
          <table:table-cell office:value-type="float" office:value="0.073529411764706" calcext:value-type="float">
            <text:p>0.073529411764706</text:p>
          </table:table-cell>
          <table:table-cell office:value-type="float" office:value="0.216049382716049" calcext:value-type="float">
            <text:p>0.216049382716049</text:p>
          </table:table-cell>
          <table:table-cell office:value-type="float" office:value="0.109717868338558" calcext:value-type="float">
            <text:p>0.109717868338558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11225" calcext:value-type="float">
            <text:p>11225</text:p>
          </table:table-cell>
          <table:table-cell office:value-type="float" office:value="5846" calcext:value-type="float">
            <text:p>5846</text:p>
          </table:table-cell>
          <table:table-cell office:value-type="float" office:value="5379" calcext:value-type="float">
            <text:p>537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office:value-type="float" office:value="127" calcext:value-type="float">
            <text:p>127</text:p>
          </table:table-cell>
          <table:table-cell office:value-type="float" office:value="441" calcext:value-type="float">
            <text:p>441</text:p>
          </table:table-cell>
          <table:table-cell office:value-type="float" office:value="1507" calcext:value-type="float">
            <text:p>1507</text:p>
          </table:table-cell>
          <table:table-cell office:value-type="float" office:value="0.216049382716049" calcext:value-type="float">
            <text:p>0.216049382716049</text:p>
          </table:table-cell>
          <table:table-cell office:value-type="float" office:value="0.773613963039014" calcext:value-type="float">
            <text:p>0.773613963039014</text:p>
          </table:table-cell>
          <table:table-cell table:number-columns-repeated="2" office:value-type="float" office:value="0.494831672877532" calcext:value-type="float">
            <text:p>0.494831672877532</text:p>
          </table:table-cell>
          <table:table-cell office:value-type="float" office:value="0.073529411764706" calcext:value-type="float">
            <text:p>0.073529411764706</text:p>
          </table:table-cell>
          <table:table-cell office:value-type="float" office:value="0.216049382716049" calcext:value-type="float">
            <text:p>0.216049382716049</text:p>
          </table:table-cell>
          <table:table-cell office:value-type="float" office:value="0.109717868338558" calcext:value-type="float">
            <text:p>0.109717868338558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11225" calcext:value-type="float">
            <text:p>11225</text:p>
          </table:table-cell>
          <table:table-cell office:value-type="float" office:value="5846" calcext:value-type="float">
            <text:p>5846</text:p>
          </table:table-cell>
          <table:table-cell office:value-type="float" office:value="5379" calcext:value-type="float">
            <text:p>537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190" calcext:value-type="float">
            <text:p>190</text:p>
          </table:table-cell>
          <table:table-cell office:value-type="float" office:value="1758" calcext:value-type="float">
            <text:p>1758</text:p>
          </table:table-cell>
          <table:table-cell office:value-type="float" office:value="0.0864197530864198" calcext:value-type="float">
            <text:p>0.08641975308642</text:p>
          </table:table-cell>
          <table:table-cell office:value-type="float" office:value="0.902464065708419" calcext:value-type="float">
            <text:p>0.902464065708419</text:p>
          </table:table-cell>
          <table:table-cell table:number-columns-repeated="2" office:value-type="float" office:value="0.494441909397419" calcext:value-type="float">
            <text:p>0.494441909397419</text:p>
          </table:table-cell>
          <table:table-cell office:value-type="float" office:value="0.068627450980392" calcext:value-type="float">
            <text:p>0.068627450980392</text:p>
          </table:table-cell>
          <table:table-cell office:value-type="float" office:value="0.08641975308642" calcext:value-type="float">
            <text:p>0.08641975308642</text:p>
          </table:table-cell>
          <table:table-cell office:value-type="float" office:value="0.076502732240437" calcext:value-type="float">
            <text:p>0.076502732240437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11225" calcext:value-type="float">
            <text:p>11225</text:p>
          </table:table-cell>
          <table:table-cell office:value-type="float" office:value="5846" calcext:value-type="float">
            <text:p>5846</text:p>
          </table:table-cell>
          <table:table-cell office:value-type="float" office:value="5379" calcext:value-type="float">
            <text:p>537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191" calcext:value-type="float">
            <text:p>191</text:p>
          </table:table-cell>
          <table:table-cell office:value-type="float" office:value="1757" calcext:value-type="float">
            <text:p>1757</text:p>
          </table:table-cell>
          <table:table-cell office:value-type="float" office:value="0.0864197530864198" calcext:value-type="float">
            <text:p>0.08641975308642</text:p>
          </table:table-cell>
          <table:table-cell office:value-type="float" office:value="0.901950718685831" calcext:value-type="float">
            <text:p>0.901950718685831</text:p>
          </table:table-cell>
          <table:table-cell table:number-columns-repeated="2" office:value-type="float" office:value="0.494185235886126" calcext:value-type="float">
            <text:p>0.494185235886126</text:p>
          </table:table-cell>
          <table:table-cell office:value-type="float" office:value="0.068292682926829" calcext:value-type="float">
            <text:p>0.068292682926829</text:p>
          </table:table-cell>
          <table:table-cell office:value-type="float" office:value="0.08641975308642" calcext:value-type="float">
            <text:p>0.08641975308642</text:p>
          </table:table-cell>
          <table:table-cell office:value-type="float" office:value="0.076294277929155" calcext:value-type="float">
            <text:p>0.076294277929155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Kappa</text:p>
          </table:table-cell>
          <table:table-cell office:value-type="float" office:value="365" calcext:value-type="float">
            <text:p>365</text:p>
          </table:table-cell>
          <table:table-cell office:value-type="float" office:value="11225" calcext:value-type="float">
            <text:p>11225</text:p>
          </table:table-cell>
          <table:table-cell office:value-type="float" office:value="5846" calcext:value-type="float">
            <text:p>5846</text:p>
          </table:table-cell>
          <table:table-cell office:value-type="float" office:value="5379" calcext:value-type="float">
            <text:p>537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191" calcext:value-type="float">
            <text:p>191</text:p>
          </table:table-cell>
          <table:table-cell office:value-type="float" office:value="1757" calcext:value-type="float">
            <text:p>1757</text:p>
          </table:table-cell>
          <table:table-cell office:value-type="float" office:value="0.0864197530864198" calcext:value-type="float">
            <text:p>0.08641975308642</text:p>
          </table:table-cell>
          <table:table-cell office:value-type="float" office:value="0.901950718685831" calcext:value-type="float">
            <text:p>0.901950718685831</text:p>
          </table:table-cell>
          <table:table-cell table:number-columns-repeated="2" office:value-type="float" office:value="0.494185235886126" calcext:value-type="float">
            <text:p>0.494185235886126</text:p>
          </table:table-cell>
          <table:table-cell office:value-type="float" office:value="0.068292682926829" calcext:value-type="float">
            <text:p>0.068292682926829</text:p>
          </table:table-cell>
          <table:table-cell office:value-type="float" office:value="0.08641975308642" calcext:value-type="float">
            <text:p>0.08641975308642</text:p>
          </table:table-cell>
          <table:table-cell office:value-type="float" office:value="0.076294277929155" calcext:value-type="float">
            <text:p>0.076294277929155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repeatedcv</text:p>
          </table:table-cell>
          <table:table-cell office:value-type="string" calcext:value-type="string">
            <text:p>ROC</text:p>
          </table:table-cell>
          <table:table-cell office:value-type="float" office:value="365" calcext:value-type="float">
            <text:p>365</text:p>
          </table:table-cell>
          <table:table-cell office:value-type="float" office:value="11225" calcext:value-type="float">
            <text:p>11225</text:p>
          </table:table-cell>
          <table:table-cell office:value-type="float" office:value="5846" calcext:value-type="float">
            <text:p>5846</text:p>
          </table:table-cell>
          <table:table-cell office:value-type="float" office:value="5379" calcext:value-type="float">
            <text:p>5379</text:p>
          </table:table-cell>
          <table:table-cell office:value-type="float" office:value="2110" calcext:value-type="float">
            <text:p>2110</text:p>
          </table:table-cell>
          <table:table-cell office:value-type="float" office:value="1948" calcext:value-type="float">
            <text:p>1948</text:p>
          </table:table-cell>
          <table:table-cell office:value-type="float" office:value="162" calcext:value-type="float">
            <text:p>162</text:p>
          </table:table-cell>
          <table:table-cell office:value-type="float" office:value="32" calcext:value-type="float">
            <text:p>32</text:p>
          </table:table-cell>
          <table:table-cell office:value-type="float" office:value="130" calcext:value-type="float">
            <text:p>130</text:p>
          </table:table-cell>
          <table:table-cell office:value-type="float" office:value="415" calcext:value-type="float">
            <text:p>415</text:p>
          </table:table-cell>
          <table:table-cell office:value-type="float" office:value="1533" calcext:value-type="float">
            <text:p>1533</text:p>
          </table:table-cell>
          <table:table-cell office:value-type="float" office:value="0.197530864197531" calcext:value-type="float">
            <text:p>0.197530864197531</text:p>
          </table:table-cell>
          <table:table-cell office:value-type="float" office:value="0.786960985626283" calcext:value-type="float">
            <text:p>0.786960985626283</text:p>
          </table:table-cell>
          <table:table-cell table:number-columns-repeated="2" office:value-type="float" office:value="0.492245924911907" calcext:value-type="float">
            <text:p>0.492245924911907</text:p>
          </table:table-cell>
          <table:table-cell office:value-type="float" office:value="0.07158836689038" calcext:value-type="float">
            <text:p>0.07158836689038</text:p>
          </table:table-cell>
          <table:table-cell office:value-type="float" office:value="0.197530864197531" calcext:value-type="float">
            <text:p>0.197530864197531</text:p>
          </table:table-cell>
          <table:table-cell office:value-type="float" office:value="0.105090311986864" calcext:value-type="float">
            <text:p>0.105090311986864</text:p>
          </table:table-cell>
        </table:table-row>
      </table:table>
      <table:named-expressions/>
      <table:database-ranges>
        <table:database-range table:name="__Anonymous_Sheet_DB__0" table:target-range-address="20190918180550_rq3e1_eclipse_predict_long_lived_metrics.A1:20190918180550_rq3e1_eclipse_predict_long_lived_metrics.Y61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16:32:29.999234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4T17:01:45.133578774</dc:date>
    <meta:editing-duration>PT58M51S</meta:editing-duration>
    <meta:editing-cycles>5</meta:editing-cycles>
    <meta:generator>LibreOffice/6.0.7.3$Linux_X86_64 LibreOffice_project/00m0$Build-3</meta:generator>
    <meta:document-statistic meta:table-count="1" meta:cell-count="1525" meta:object-count="0"/>
  </office:meta>
</office:document-meta>
</file>